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Liberation Serif" fo:font-size="12pt" officeooo:rsid="006bd89c" officeooo:paragraph-rsid="0004f68e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6e0277" officeooo:paragraph-rsid="0004f68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1568cb7" officeooo:paragraph-rsid="0004f68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6cc6ec" officeooo:paragraph-rsid="0004f68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6d7f5b" officeooo:paragraph-rsid="0004f68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6da8bc" officeooo:paragraph-rsid="0004f68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6da8bc" officeooo:paragraph-rsid="0004f68e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71940c" officeooo:paragraph-rsid="0004f68e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33a62fe"/>
    </style:style>
    <style:style style:name="T3" style:family="text">
      <style:text-properties officeooo:rsid="015834da"/>
    </style:style>
    <style:style style:name="T4" style:family="text">
      <style:text-properties officeooo:rsid="01242a50"/>
    </style:style>
    <style:style style:name="T5" style:family="text">
      <style:text-properties officeooo:rsid="01625895"/>
    </style:style>
    <style:style style:name="T6" style:family="text">
      <style:text-properties officeooo:rsid="007194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Того узбека я приметил в столовой, потому что он натолкнул меня на мысль, о том, что для тáски не обязательно иметь дурь, а можно тащиться и на шáру.</text:p>
      <text:p text:style-name="P4">Мы после отбоя в столовую зашли; «молодые», у кого наряд на полы, там уже уборку начали; мы в углу за столом аккуратно сели, никому не мешаем — когда они ещё сюда домоются! <text:s/>Косячок культурно по кругу ходит, а таскалово на смехуёчки завернуло — друг на друга смотрим, со смеху уссыкаемся.</text:p>
      <text:p text:style-name="P4">И этот узбек, что метрах в трёх от нас мокрую тряпку по полу таскал, вдруг тоже заржал!</text:p>
      <text:p text:style-name="P4">Короче, на нас глядючи, подзарядился и его тем же руслом поволокло — на <text:s/>шáру, без дури.</text:p>
      <text:p text:style-name="P4">Подозвали его, пяточку предложили, но он отказался. </text:p>
      <text:p text:style-name="P4">Ну, ясно, шугается ещё — вдруг кусок из его роты сюда заглянет как тут что...</text:p>
      <text:p text:style-name="P4">А потом смотрю — он в бригаде с РБУ в одном со мной грузовике домой ездит.</text:p>
      <text:p text:style-name="P4">А иногда по дороге песни поёт на своём языке и в своих среднеазиатских гармониях. Непривычно, но слушать можно; типа, Джимми Хендрикс без гитары.</text:p>
      <text:p text:style-name="P4">Узбеки в задумчивость впадают, и дорога быстрей кончается. </text:p>
      <text:p text:style-name="P4">Молодец акын, или, может, ашуг. Ну, короче — лабух.</text:p>
      <text:p text:style-name="P4">Сержант Миша Хмельницкий никак имя его не мог <text:s/>выговорить, под конец говорит:</text:p>
      <text:p text:style-name="P4">- Ладно! Будешь — Вася!</text:p>
      <text:p text:style-name="P4">Вот как-то едем домой, Хмель и говорит:</text:p>
      <text:p text:style-name="P4">- Вася! Пой!</text:p>
      <text:p text:style-name="P4">Я вижу, что тому неохота, настроения нет, а Хмель не унимается:</text:p>
      <text:p text:style-name="P4">- Ты чё, не понял? Тебе сказано — пой!</text:p>
      <text:p text:style-name="P4">Ну, тот и запел. Узбеки на него волком смотрят, по своему матерят: чё, мол, ты у этой падлы канарейкой заделался?</text:p>
      <text:p text:style-name="P4">Языка я не знаю, но оно и так понятно.</text:p>
      <text:p text:style-name="P4">Лабух куплета два проаманил и — на коду. </text:p>
      <text:p text:style-name="P4">А Хмель опять пристаёт:</text:p>
      <text:p text:style-name="P4">- Пой, Вася!!</text:p>
      <text:p text:style-name="P5">Тот опять завёл на высоких нотах. </text:p>
      <text:p text:style-name="P5">Тут смотрю узбеки расцвели, в одном месте хохотнули даже. </text:p>
      <text:p text:style-name="P5">Ну, понятно, это он в песне слова переделал:</text:p>
      <text:p text:style-name="P5"><text:span text:style-name="T1"><text:tab/><text:tab/><text:tab/>Вай, сержант, я твой мама ебал!.</text:span>.</text:p>
      <text:p text:style-name="P5"/>
      <text:p text:style-name="P5">А Хмель не врубается:</text:p>
      <text:p text:style-name="P5">- Во! Молодец! Ещё давай!</text:p>
      <text:p text:style-name="P5">Тот ещё даёт:</text:p>
      <text:p text:style-name="P5"><text:tab/><text:tab/><text:tab/><text:span text:style-name="T1">Вай, сержант, я твой рот ебал!.</text:span>.</text:p>
      <text:p text:style-name="P5"/>
      <text:p text:style-name="P5">Узбеки со смеху дохнут, а сержанту понравилось:</text:p>
      <text:p text:style-name="P5">- Хорошо, Вася!</text:p>
      <text:p text:style-name="P5">Тут грузовик на нужном мне перекрёстке у светофора тормознул и я, не прощаясь с милой компанией меломанов, через задний борт по лесенке с достоинством слинял.</text:p>
      <text:p text:style-name="P5"/>
      <text:p text:style-name="P5">А линял я к тихой мышке.</text:p>
      <text:p text:style-name="P5">Вообще-то её Таней зовут, просто про себя я её так называл.</text:p>
      <text:p text:style-name="P5">Блондиночка.</text:p>
      <text:p text:style-name="P5">Когда я к ней в троллейбусе первый раз подошёл, она <text:span text:style-name="T2">всё</text:span> так <text:span text:style-name="T2">тихонько</text:span> отвечала.</text:p>
      <text:p text:style-name="P5">А как не подойти? Несколько раз её в одном и том же троллейбусе видел, в котором от Кольцевого до РБУ ездил.</text:p>
      <text:p text:style-name="P5">Она мне уже потом сказала:</text:p>
      <text:p text:style-name="P5"><text:soft-page-break/>- Я тебя ещё в феврале приметила. У тебя в самые морозы бушлат нараспашку был, вся шея открытая.</text:p>
      <text:p text:style-name="P5"><text:span text:style-name="T1"><text:tab/><text:tab/>...лишь тех мы женщин выбираем, которые нас выбрали уже..</text:span>.</text:p>
      <text:p text:style-name="P5"/>
      <text:p text:style-name="P5">Она старше меня года на два. </text:p>
      <text:p text:style-name="P5">В то утро, когда она согласилась вечером встретиться на Кольцевом, я не один на <text:span text:style-name="T2">работу</text:span> ехал, и там от остановки <text:span text:style-name="T2">до РБУ </text:span>ещё по переулку метров двести топать. Так я тому молдаванину говорю:</text:p>
      <text:p text:style-name="P5">- Рару! Спорим — разденусь?</text:p>
      <text:p text:style-name="P5">Вобщем, кругом снег, хоть <text:s/>и март уже, а я до пояса всё скинул; в одних сапогах и хэбэ брюках по переулку вымахую, а Рару мой бушлат и куртку с рубахой несёт. </text:p>
      <text:p text:style-name="P5">Вот такой на меня восторг напал.</text:p>
      <text:p text:style-name="P5"/>
      <text:p text:style-name="P5">Но это ещё до того, как она мне про мою шею рассказывала.</text:p>
      <text:p text:style-name="P6">Скорее всего, это на меня та встреча с юродивым повлияла.</text:p>
      <text:p text:style-name="P6">Ещё в феврале я на 50-квартирном с неделю околачивался; на том самом, <text:span text:style-name="T3">который</text:span> мы когда-то ломами из арматуры начинали, а теперь уже к сдаче движется.</text:p>
      <text:p text:style-name="P6">И ребята мне сказали, в одной улочке неподалёку какой-то старик босиком ходит. </text:p>
      <text:p text:style-name="P6">Я специально два раза ходил, пока его застал.</text:p>
      <text:p text:style-name="P6">Старик с бородой; <text:span text:style-name="T3">борода </text:span>седая — аж жёлтая, шапка на нём, пальто. </text:p>
      <text:p text:style-name="P6">Тощий и длинный, но вряд ли наркоман — он по своему тащится. У него штаны закатаны и ноги от колен голые.</text:p>
      <text:p text:style-name="P6">Метлой дорожку в снегу прометает. </text:p>
      <text:p text:style-name="P6">Снег падает, а он босиком ходит и прометает. И пусто вокруг. </text:p>
      <text:p text:style-name="P6">Посмотрел я на него, и он на меня — искоса. </text:p>
      <text:p text:style-name="P6">Помолчали. </text:p>
      <text:p text:style-name="P6">И я ушёл.</text:p>
      <text:p text:style-name="P6"/>
      <text:p text:style-name="P7"><text:span text:style-name="T4">(...к</text:span>аждый верит, что он прав. И каждый верит по своему. </text:p>
      <text:p text:style-name="P7">У ставропольских мужиков вера, почему-то, <text:span text:style-name="T5">крепко </text:span>с ногами связана.</text:p>
      <text:p text:style-name="P7">Через много лет по телевизору про одного мужика передача была. </text:p>
      <text:p text:style-name="P7">Так тот вообще из Ставрополя аж до Москвы на коленках прополз. Куски автомобильных покрышек на колени привязывал и — вперёд...</text:p>
      <text:p text:style-name="P7">Для возрождения веры и благообразия в христолюбивом народе России.</text:p>
      <text:p text:style-name="P7">Я не против. Я — <text:span text:style-name="T6">неверующий, но </text:span>веротерпимый.</text:p>
      <text:p text:style-name="P7">Настоящая веротерпимость только среди неверующих и бывает. Остальные все прикидываются, <text:s/>а на самом деле хотят всех в свою веру обратить. </text:p>
      <text:p text:style-name="P8">Даже те же атеисты, которые верят, что бога нет.</text:p>
      <text:p text:style-name="P8">Неверующий это когда верить нечем, нет соответствующего органа. </text:p>
      <text:p text:style-name="P8">Доктор сказал «мы отрежем только аппендикс», но хряпнул лишку и оттяпал то, чем верят.</text:p>
      <text:p text:style-name="P7">А если веры нет, то и обращать некуда.</text:p>
      <text:p text:style-name="P7">Так что ползайте себе на здоровье, в позу лотоса садитесь, лбом в землю упирайтесь — да что угодно! — лишь бы не на моей грядке.</text:p>
      <text:p text:style-name="P7"><text:span text:style-name="T2">Пусть я и дальше останусь</text:span> — веротерпимы<text:span text:style-name="T2">м</text:span>...<text:span text:style-name="T4">)</text:span></text:p>
      <text:p text:style-name="P7"/>
      <text:p text:style-name="P2">Но в стройбате той весной мне не до теологии было, когда я ожидал троллейбус номер пять на Кольцевом.</text:p>
      <text:p text:style-name="P2">Их несколько прошло, пока Таня приехала.</text:p>
      <text:p text:style-name="P2">Мы тихо пошли по тротуару вдоль пятиэтажек сложенных липецкой кладкой из белого силикатного кирпича. Потом зашли в подъезд одной из пятиэтажек.</text:p>
      <text:p text:style-name="P2">Долго и тихо обнимались, стоя у батареи под лестничным маршем первого этажа. </text:p>
      <text:p text:style-name="P2"><text:soft-page-break/>Тихо совокупились, всё так же стоя.</text:p>
      <text:p text:style-name="P2">Вышли снова на тротуар и я её проводил до другого подъезда <text:span text:style-name="T2">в </text:span>другой пятиэтажк<text:span text:style-name="T2">е</text:span>.</text:p>
      <text:p text:style-name="P2"/>
      <text:p text:style-name="P2">Потом долго не удавалось повторить тихое наслаждение — подъезды стали почему-то слишком людные.</text:p>
      <text:p text:style-name="P2">Пару раз мы ходили в кино на дневной сеанс, но вокруг детвора сидела.</text:p>
      <text:p text:style-name="P2">После одного сеанса меня капитан Писак засёк вместе с нею; отозвал меня в сторону и призывал незамедлительно прекратить всякие с ней отношения, хотя ничего конкретного предъявить на неё не мог.</text:p>
      <text:p text:style-name="P2">И что характерно, если ты Писак, так иди командуй своей первой ротой, а у меня комроты — Тугри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4:26:06.439461530</meta:creation-date>
    <dc:date>2017-03-02T14:26:12.400213586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80" meta:word-count="946" meta:character-count="5547" meta:non-whitespace-character-count="4630"/>
    <meta:generator>LibreOffice/4.3.3.2$Linux_x86 LibreOffice_project/430m0$Build-2</meta:generator>
  </office:meta>
</office:document-meta>
</file>